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fo:background-color="transparent" style:font-style-asian="normal" style:font-weight-asian="normal" style:font-style-complex="normal" style:font-weight-complex="normal" loext:char-shading-value="0"/>
    </style:style>
    <style:style style:name="T63" style:family="text">
      <style:text-properties fo:font-style="normal" style:text-underline-style="none"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00cc"/>
    </style:style>
    <style:style style:name="T72" style:family="text">
      <style:text-properties style:text-line-through-style="solid"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style:style style:name="T86" style:family="text">
      <style:text-properties fo:color="#3399ff"/>
    </style:style>
    <style:style style:name="T87" style:family="text">
      <style:text-properties fo:font-size="14pt" fo:language="en" fo:country="US" fo:font-weight="bold" style:font-size-asian="14pt" style:font-weight-asian="bold" style:font-size-complex="14pt" style:font-weight-complex="bold"/>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ize="9pt" style:font-size-asian="9pt" style:font-size-complex="9pt"/>
    </style:style>
    <style:style style:name="T90"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5">&lt;муз. темы: Терра - Майкл Джексон, Кантерлот - Марк Нофлер, Понивилль - Сеал и фан-музыка)&gt;</text:p>
      <text:p text:style-name="P80">Таймлайн <text:span text:style-name="T11">(</text:span>события через &lt;10 - ? 3-5-лучше&gt; лет после Обмена): </text:p>
      <text:p text:style-name="P80">Год 2143 &lt;2136 - 2138 -? &gt; ПВ <text:span text:style-name="T11">(AU -?)</text:span></text:p>
      <text:p text:style-name="P80"><text:span text:style-name="T11">20-</text:span>е апреля — Юджин «прыгает» с крыши (неудачная попытка заклинания последнего шанса)</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1">28-е мая <text:span text:style-name="T1">— Эксперимент со сплетёнными сознаниями.</text:span></text:p>
      <text:p text:style-name="P80">29-е мая — встреча с Индиго. Эксперимент со сновидением — встреча с Агамемноном</text:p>
      <text:p text:style-name="P80">30-е мая - Пикник с Селестией в парке. Муравьи под накрупником</text:p>
      <text:p text:style-name="P80">31-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0"/>
      <text:p text:style-name="P80">Страницы с красным: 6,9,11</text:p>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 <text:span text:style-name="T11">I Dream Of Luna, </text:span>Розовые глазки, <text:span text:style-name="T11">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text:soft-page-break/></text:p>
      <text:h text:style-name="Heading_20_2" text:outline-level="2">Идеи</text:h>
      <text:list xml:id="list614701610401531189" text:style-name="L1">
        <text:list-item>
          <text:p text:style-name="P152">Книги:</text:p>
        </text:list-item>
      </text:list>
      <text:list xml:id="list8792915916993011269" text:style-name="L2">
        <text:list-item>
          <text:p text:style-name="P153">«Великие грифоны прошлого» - из канона (5<text:span text:style-name="T11">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6">Природа Проклятий</text:span>» - обмен</text:p>
        </text:list-item>
        <text:list-item>
          <text:p text:style-name="P153"><text:span text:style-name="T66">«Магия для Чайников»</text:span> - обмен</text:p>
        </text:list-item>
        <text:list-item>
          <text:p text:style-name="P153"><text:span text:style-name="T66">«Энциклопедия Арканум»</text:span> - обмен</text:p>
        </text:list-item>
        <text:list-item>
          <text:p text:style-name="P153">«О Гейсах» - обмен</text:p>
        </text:list-item>
        <text:list-item>
          <text:p text:style-name="P153">«<text:span text:style-name="T66">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679020062398243479"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6">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8" text:outline-level="2"><text:soft-page-break/>1. Терра</text:h>
      <text:p text:style-name="P26">(Electronics “Disappointed”/Gary Jules “Mad World”/Pink Floyd “Another Brick In The Wall”)</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9">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text:span text:style-name="T11">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7">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7">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77"><text:span text:style-name="T11">– Нэш, к</text:span>ак называется наш проект?</text:p>
      <text:p text:style-name="P75"><text:span text:style-name="T8">– </text:span><text:span text:style-name="T68">Дайсон.</text:span></text:p>
      <text:p text:style-name="P75"><text:span text:style-name="T8">– </text:span><text:span text:style-name="T68">Сколько тебе лет?</text:span></text:p>
      <text:p text:style-name="P75"><text:span text:style-name="T8">– </text:span><text:span text:style-name="T68">Два года с начала запуска кластера.</text:span></text:p>
      <text:p text:style-name="P75"><text:span text:style-name="T8">– </text:span><text:span text:style-name="T68">Какой сейчас год?</text:span></text:p>
      <text:p text:style-name="P75"><text:span text:style-name="T8">– </text:span><text:span text:style-name="T21">20</text:span><text:span text:style-name="T20">18</text:span><text:span text:style-name="T68">-й.</text:span></text:p>
      <text:p text:style-name="P24"/>
      <text:p text:style-name="P37">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6"/>
      <text:p text:style-name="P77"><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7"><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7"><text:span text:style-name="T5">–</text:span><text:span text:style-name="T6"> </text:span><text:span text:style-name="T5">Нэш</text:span><text:span text:style-name="T61">, </text:span><text:span text:style-name="T5">в некоем городе живёт брадобрей, который бреет всех людей, которые не бреются сами. Вопрос: кто бреет брадобрея</text:span><text:span text:style-name="T61">?</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7">Ага, уже теплее.</text:p>
      <text:p text:style-name="P37"/>
      <text:p text:style-name="P75"><text:span text:style-name="T8">– Нэш</text:span><text:span text:style-name="T68">, выдай диагностику модуля </text:span><text:span text:style-name="T8">аналитики.</text:span></text:p>
      <text:p text:style-name="P37"/>
      <text:p text:style-name="P37">Йо! Видеокамеры молча наблюдают за <text:span text:style-name="T1">моим </text:span>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1">–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7"><text:span text:style-name="T1">У</text:span>ходя попрощался с охранником, <text:span text:style-name="T1">увлечённо исследующим тему копрофилии</text:span>.</text:p>
      <text:p text:style-name="P37">Всё, свободен. Хотя <text:s/><text:span text:style-name="T1">воскресенье</text:span> уже испорчен<text:span text:style-name="T1">о</text:span>.</text:p>
      <text:p text:style-name="P37"/>
      <text:p text:style-name="P134"><text:soft-page-break/>***</text:p>
      <text:p text:style-name="P134"/>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Музыка быстрая, тревожная, надорваная и печальная (Pet Shop Boys “So Hard” ?)</text:p>
      <text:p text:style-name="P28"/>
      <text:p text:style-name="P86"><text:span text:style-name="T11">&lt;</text:span><text:span text:style-name="T1">Описание полёта через Эогипп. Удивлённый взгляд Анакорна</text:span><text:span text:style-name="T11">&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2">…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5">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text:span><text:soft-page-break/><text:span text:style-name="T1">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text:soft-page-break/>–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text:soft-page-break/>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text:soft-page-break/>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text:soft-page-break/>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5083508396348069310"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7"><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2">–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text:soft-page-break/>–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text:span text:style-name="T1">с</text:span>орвалась. Мне очень стыдно. Последнее время всё идёт наперекосяк, совсем не так, как мы планировали.</text:p>
      <text:p text:style-name="P41"><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1">–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Heading_20_2" text:outline-level="2">4.5 Нерадивый ученик</text:h>
      <text:p text:style-name="P34"/>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9">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9">Тумбочка.</text:span> Листок… <text:span text:style-name="T89">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0">Всё пошло не так. Не могу уловить точку концентрации. Сила приложена к чему-то большему, чем лист бумаги. К чему-то неизмеримо большему. </text:span><text:span text:style-name="T89">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0">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9" text:outline-level="2"><text:span text:style-name="T11">5. </text:span>Индиго</text:h>
      <text:p text:style-name="P41"/>
      <text:p text:style-name="P41"><text:soft-page-break/>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6">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1">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3">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50">Аликорница с печалью отверну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0"><text:soft-page-break/>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1"/>
      <text:p text:style-name="P50">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text:soft-page-break/>–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Т-ты хочешь, чтобы я…</text:p>
      <text:p text:style-name="P50">– Да! – твёрдо сказала Селестия. – Прогони их и там, куда боишься касаться. Мне нужна твоя помощь.</text:p>
      <text:p text:style-name="P50">М-м-мамочки! Я почуствовал, как краска заливает моё лицо. Селестия, что ты со мной творишь?</text:p>
      <text:p text:style-name="P50">Стараясь унять дрожь, я снова просунул руку под накрупник и коснулся святая-святых…</text:p>
      <text:p text:style-name="P50"/>
      <text:p text:style-name="P50">…</text:p>
      <text:p text:style-name="P50"/>
      <text:p text:style-name="P50">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50">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50">–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50"/>
      <text:h text:style-name="P148" text:outline-level="2">6. Стыд</text:h>
      <text:p text:style-name="P50">&lt;<text:span text:style-name="T86">Mylene Farmer — L`Ame-Stram-Gram</text:span>&gt;</text:p>
      <text:p text:style-name="P60">~~~ Завтра на семь в библиотеке ~~~</text:p>
      <text:p text:style-name="P60"/>
      <text:p text:style-name="P50"><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похлопал её по холке.</text:p>
      <text:p text:style-name="P50">– А, это ты, Макс? Привет. – аликорница, наконец, оторвалась от разноцветной сферы. – Как осваиваешься?</text:p>
      <text:p text:style-name="P50"><text:soft-page-break/>–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8">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text:soft-page-break/>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1">“<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text:soft-page-break/>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1">…</text:p>
      <text:p text:style-name="P41"/>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0">Я выдохнул.</text:p>
      <text:p text:style-name="P41">– <text:span text:style-name="T1">Как ты это делаешь? Я видел тебя и раньше, но ты никогда не была такой... Такой...</text:span></text:p>
      <text:p text:style-name="P41"><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1">–</text:span> А водку у вас принято пить?</text:p>
      <text:p text:style-name="P3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1">–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1">***</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1"/>
      <text:p text:style-name="P1"><text:span text:style-name="T43">&lt;</text:span><text:span text:style-name="T65">Mark Knopfler - </text:span><text:span text:style-name="T64">Hill Farmer's Blues</text:span><text:span text:style-name="T43">&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3">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1">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2">***</text:p>
      <text:p text:style-name="P41"/>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p text:style-name="P55">Мошкара кружилась вокруг лампы шелестящим роем. Надо бы закрыть окно, но тогда мне будут недоступны трели цикад и ночное благоухание сада. Я вернулся к списку.</text:p>
      <text:p text:style-name="P55">Зачем книгоежке набор </text:p>
      <text:p text:style-name="P96"><text:span text:style-name="T11">– </text:span>Так,</text:p>
      <text:p text:style-name="P96"/>
      <text:p text:style-name="P96">&lt;Так это ты соревновалась со Спайком по силе отрыжки?&gt;</text:p>
      <text:p text:style-name="Text_20_body"/>
      <text:h text:style-name="Heading_20_2" text:outline-level="2">12. День сурка</text:h>
      <text:p text:style-name="P15">&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text:soft-page-break/>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text:soft-page-break/>–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text:soft-page-break/>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text:soft-page-break/>–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9"><text:span text:style-name="T11">–</text:span> <text:span text:style-name="T1">Эмм. </text:span>Что он имел ввиду?</text:p>
      <text:p text:style-name="P3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9"><text:span text:style-name="T11">– </text:span><text:span text:style-name="T1">Да, завершилось всё препаршиво. Принцесса Луна сказала, лучше бы её обратно на Луну закинули.</text:span></text:p>
      <text:p text:style-name="P3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1">– </text:span><text:span text:style-name="T1">Хм. Нет.</text:span></text:p>
      <text:p text:style-name="P39"><text:span text:style-name="T11">– </text:span><text:span text:style-name="T1">А друзья?</text:span></text:p>
      <text:p text:style-name="P39"><text:soft-page-break/><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oft-page-break/><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oft-page-break/><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oft-page-break/><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text:soft-page-break/>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text:soft-page-break/>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text:soft-page-break/>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text:soft-page-break/></text:p>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oft-page-break/><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oft-page-break/><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text:soft-page-break/>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oft-page-break/><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oft-page-break/><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oft-page-break/><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4"/>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4"><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9">МУ-ХА-ХА!</text:p>
      <text:p text:style-name="P29">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3">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4">&lt;<text:span text:style-name="T71">David Bowie - Lets Dance/ Ashes To Ashes</text:span></text:p>
      <text:p text:style-name="P44"><text:span text:style-name="T71">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text:soft-page-break/>–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text:soft-page-break/>–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72">302 пони</text:span><text:span text:style-name="T29">.</text:span></text:p>
      <text:p text:style-name="P53"><text:span text:style-name="T72">250 пони</text:span><text:span text:style-name="T29">.</text:span></text:p>
      <text:p text:style-name="P53"><text:span text:style-name="T72">125 поней</text:span><text:span text:style-name="T29">.</text:span></text:p>
      <text:p text:style-name="P53"><text:span text:style-name="T29">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4">так её </text:span><text:span text:style-name="T3">разэтак</text:span><text:span text:style-name="T74">,</text:span><text:span text:style-name="T22"> магия!</text:span><text:span text:style-name="T60">»</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text:soft-page-break/>–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2">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oft-page-break/><text:span text:style-name="T29">Население города </text:span><text:span text:style-name="T72">302 пони</text:span><text:span text:style-name="T29">.</text:span></text:p>
      <text:p text:style-name="P53"><text:span text:style-name="T72">250 пони</text:span><text:span text:style-name="T29">.</text:span></text:p>
      <text:p text:style-name="P53"><text:span text:style-name="T72">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59">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4">&lt;<text:span text:style-name="T58">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text:soft-page-break/>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text:soft-page-break/>–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text:soft-page-break/>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oft-page-break/><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5"/>
      <text:p text:style-name="P45">…</text:p>
      <text:p text:style-name="P45">&lt;<text:bookmark text:name="eow-title"/><text:span text:style-name="T64">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3">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text:soft-page-break/>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 <text:span text:style-name="T1">Дэш… Ты же понимаешь, что я не люблю тебя?</text:span></text:p>
      <text:p text:style-name="P45">–<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5">&lt;<text:span text:style-name="T58">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3">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oft-page-break/><text:span text:style-name="T11">– </text:span>Хрен-то тебе зачем? <text:span text:style-name="T11">– </text:span>с бессильной злостью спросил я. <text:span text:style-name="T11">– </text:span><text:span text:style-name="T73">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6">***</text:p>
      <text:p text:style-name="P46"/>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text:soft-page-break/>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oft-page-break/><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0"/>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5">&lt;<text:span text:style-name="T58">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oft-page-break/><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text:soft-page-break/>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5"/>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oft-page-break/><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30"><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oft-page-break/><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55"><text:soft-page-break/><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text:soft-page-break/>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text:soft-page-break/>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oft-page-break/><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50"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5">…</text:p>
      <text:p text:style-name="P45"/>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5">– П<text:span text:style-name="T1">ризнаём, Мы были несправедливы к тебе. Как Нам тебя называть?</text:span></text:p>
      <text:p text:style-name="P55">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text:soft-page-break/></text:p>
      <text:p text:style-name="P46">***</text:p>
      <text:p text:style-name="P45"/>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text:soft-page-break/>–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text:soft-page-break/>–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0">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5"/>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55"><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text:soft-page-break/>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text:soft-page-break/>–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text:soft-page-break/>–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3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9"><text:span text:style-name="T11">–</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text:soft-page-break/>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5">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6">~~~~~</text:p>
      <text:p text:style-name="P55"><text:soft-page-break/></text:p>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6">~~~~~</text:p>
      <text:p text:style-name="P46"/>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text:soft-page-break/>–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6">~~~~~</text:p>
      <text:p text:style-name="P19">&lt;<text:span text:style-name="T25">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5">Там лишь тающая в темноте радуга.</text:p>
      <text:p text:style-name="P50"/>
      <text:h text:style-name="Heading_20_2" text:outline-level="2">21. <text:span text:style-name="T1">Терра</text:span></text:h>
      <text:h text:style-name="P151" text:outline-level="3">Воскресение</text:h>
      <text:p text:style-name="P50">&lt;<text:span text:style-name="T8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5">Jack of Hearts! </text:span><text:span text:style-name="T1">Давно так не веселился. – вытер слёзы смеха Дискорд. –</text:span><text:span text:style-name="T55">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2"/>
      <text:p text:style-name="P59">***</text:p>
      <text:p text:style-name="P58"/>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text:soft-page-break/>Понедельник</text:h>
      <text:p text:style-name="P55">&lt;<text:span text:style-name="T85">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2. <text:span text:style-name="T1">Терра</text:span></text:h>
      <text:h text:style-name="P151"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text:soft-page-break/>–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9"/>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text:soft-page-break/>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text:soft-page-break/></text:p>
      <text:p text:style-name="P87">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5"/>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text:soft-page-break/>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text:soft-page-break/>–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1">– Привет, Сел.</text:p>
      <text:p text:style-name="P143">Аликорница всполошилась и спрятала <text:span text:style-name="T1">пирожное</text:span> за спину.</text:p>
      <text:p text:style-name="P111">– Ах, это ты, Анон. Какое счастье! Ты снова с нами!</text:p>
      <text:p text:style-name="P111"><text:soft-page-break/>–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8" text:outline-level="2">24. Отбытие</text:h>
      <text:p text:style-name="P117">&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20"><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1">– </text:span>Говори.</text:p>
      <text:p text:style-name="P120">Дискорд немного успокоился.</text:p>
      <text:p text:style-name="P120"><text:soft-page-break/><text:s/><text:span text:style-name="T11">– </text:span>Вообще-то, от тебя следовало бы избавиться, Проводник. Не знаю, что ты там разведал в <text:span text:style-name="T85">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4">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1">–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1">&lt;</text:span><text:span text:style-name="T59">Queen – Flash</text:span><text:span text:style-name="T11">&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1">– А сидишь на чём? – вид сидящего на пустоте существа сбивал с толку.</text:p>
      <text:p text:style-name="P50">Демиург что-то прикинул и кивнул сам себе.</text:p>
      <text:p text:style-name="P41">–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text:p>
      <text:p text:style-name="P41">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8">.</text:span></text:p>
      <text:p text:style-name="P41"/>
      <text:p text:style-name="P60"><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 Сел. Принцессу Селестию.</text:p>
      <text:p text:style-name="P44">– Продолжай! – с интересом воскликнул Анакорн. – Как бессмертная оказалась в твоём мире, человек?</text:p>
      <text:p text:style-name="P44"/>
      <text:p text:style-name="P48">Ага, так я тебе и сказал! Я не такой идиот, чтоб уничтожить свою единственную надежду вернуться в Эквестрию!</text:p>
      <text:p text:style-name="P44"/>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4">– Ты сам-то веришь в эту ерунду? – перебил меня Анакорн. – Брось молоть чушь, ты не умешь врать!</text:p>
      <text:p text:style-name="P44"/>
      <text:p text:style-name="P48">Бля! Вот так всегда!</text:p>
      <text:p text:style-name="P44">Я вздохнул.</text:p>
      <text:p text:style-name="P44"/>
      <text:p text:style-name="P53"><text:span text:style-name="T11">– Если я расскажу тебе н</text:span>астоящую<text:span text:style-name="T11"> причину </text:span>— ты исчезнешь! <text:span text:style-name="T11">– угрюмо заявил я.</text:span></text:p>
      <text:p text:style-name="P41">Морда Анакорна осветилась радостным озарением.</text:p>
      <text:p text:style-name="P41"/>
      <text:p text:style-name="P53"><text:span text:style-name="T11">– </text:span><text:span text:style-name="T87">Я ПОНЯЛ, КТО ТЫ!!! КАК </text:span><text:span text:style-name="T88">ЖЕ </text:span><text:span text:style-name="T87">Я СРАЗУ НЕ ДОГАДАЛСЯ?!! Я ДОЛГО ЖДАЛ ТЕБЯ, ПРОВОДНИК! Я УСТАЛ! ПРИСТУПИМ ЖЕ СКОРЕЕ!</text:span></text:p>
      <text:p text:style-name="P44"/>
      <text:p text:style-name="P44">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1"/>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text:soft-page-break/>Я перевёл дух. Анакорн слушал меня и печально кивал. Но не исчезал. </text:p>
      <text:p text:style-name="P44">–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4"/>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9">Я запротестовал.</text:p>
      <text:p text:style-name="P102">– В Эквестрии не двигают солнце! Аликорны лишь корректируют орбиту Эквуса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text:soft-page-break/></text:p>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1">.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9"><text:soft-page-break/>–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text:span><text:span text:style-name="T48">Проводник — тот, кто сможет исправить основные дефекты Эквуса и вывести его из клинической смерти.</text:span></text:p>
      <text:p text:style-name="P99"><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2">—</text:span><text:span text:style-name="T52"> точнее, дерево схожих миров Эквуса </text:span><text:span text:style-name="T62">—</text:span><text:span text:style-name="T52"> создали брони. Разумеется, стержнем им послужил именно сериал, но каждый фанфик </text:span><text:span text:style-name="T62">—</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5"><text:soft-page-break/>твоя Эквестрия и моя, были рождены из Предначального Хаоса, оставшегося от царствования Дискорда. Оба непостоянны, изменчивы. </text:p>
      <text:p text:style-name="P106"/>
      <text:p text:style-name="P116">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06"/>
      <text:p text:style-name="P138"/>
      <text:p text:style-name="P106"><text:span text:style-name="T52">– Наконец-то я вижу свет в конце тоннеля! Как это не пришло мне в голову! Ты всё отлично увязал! Всё сходится! Более того </text:span><text:span text:style-name="T62">—</text:span><text:span text:style-name="T52"> Анакорн заговорщически подмигнул мне </text:span><text:span text:style-name="T62">—</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2">— и первой реальной историей в объединённой эквестрийской реальности</text:span><text:span text:style-name="T52">!</text:span></text:p>
      <text:p text:style-name="P107">Я подозрительно посмотрел на Анакорна.</text:p>
      <text:p text:style-name="P106"><text:span text:style-name="T17">– </text:span><text:span text:style-name="T52">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62">— ты меня с кьютимарками уже пригрузил на ближайшие тысячи лет.</text:span></text:p>
      <text:p text:style-name="P106">…</text:p>
      <text:p text:style-name="P106">Факн щит<text:note text:id="ftn14" text:note-class="footnote"><text:note-citation>14</text:note-citation><text:note-body><text:p text:style-name="P139">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text:soft-page-break/></text:p>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text:soft-page-break/>– Ты ещё увидишь пару-тройку снов на прощание. Это мой подарок тебе. Удачи!</text:p>
      <text:p text:style-name="P99"/>
      <text:p text:style-name="P100">***</text:p>
      <text:p text:style-name="P107">&lt;<text:span text:style-name="T85">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44"><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А ты как?</text:p>
      <text:p text:style-name="P98"><text:span text:style-name="T35">–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5"/>
      <text:h text:style-name="Heading_20_2" text:outline-level="2">Эпилог. Земля</text:h>
      <text:p text:style-name="P113">&lt;<text:span text:style-name="T58">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5">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5">&lt;</text:span><text:span text:style-name="T26">И вообще, обзаведусь в конце-концов рогом и наставлю Селестиии рогов!»</text:span><text:span text:style-name="T35">&gt;</text:span></text:p>
      <text:p text:style-name="P44">&lt;<text:span text:style-name="T25">- Учти, я ни капельки не жалею о наших поебушках! я до сих пор пахну тобой… и хочу пахнуть… Это неправильно, так ведь?</text:span>&gt;</text:p>
      <text:p text:style-name="P33">&lt;<text:span text:style-name="T1"> Пони — сельские жители и не любят больших городов. </text:span>&gt;</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7T22:35:12.61</dc:date>
    <meta:editing-duration>P129DT39M47S</meta:editing-duration>
    <meta:editing-cycles>7874</meta:editing-cycles>
    <meta:generator>OpenOffice/4.1.1$Win32 OpenOffice.org_project/411m6$Build-9775</meta:generator>
    <dc:creator>макс </dc:creator>
    <meta:document-statistic meta:table-count="0" meta:image-count="0" meta:object-count="0" meta:page-count="202" meta:paragraph-count="4339" meta:word-count="92704" meta:character-count="589267"/>
  </office:meta>
</office:document-meta>
</file>